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278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/>
    </style:style>
    <style:style style:name="P10" style:family="paragraph">
      <loext:graphic-properties draw:fill="non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000000"/>
    </style:style>
    <style:style style:name="P16" style:family="paragraph">
      <loext:graphic-properties draw:fill="none"/>
      <style:paragraph-properties fo:text-align="center"/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color="#3faf46" style:font-name="OpenSymbol" fo:font-size="18pt" fo:language="en" fo:country="US" style:font-name-asian="OpenSymbol" style:font-name-complex="OpenSymbol"/>
    </style:style>
    <style:style style:name="T6" style:family="text">
      <style:text-properties fo:color="#3faf46" fo:font-size="18pt" fo:language="en" fo:country="US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901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57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57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701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57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51cm" svg:y1="0.686cm" svg:x2="5.151cm" svg:y2="0.766cm">
            <text:p/>
          </draw:line>
          <draw:line draw:style-name="gr2" draw:text-style-name="P3" draw:layer="layout" svg:x1="1.301cm" svg:y1="2.086cm" svg:x2="2.101cm" svg:y2="1.186cm">
            <text:p/>
          </draw:line>
          <draw:line draw:style-name="gr2" draw:text-style-name="P3" draw:layer="layout" svg:x1="3.001cm" svg:y1="1.186cm" svg:x2="4.701cm" svg:y2="2.586cm">
            <text:p/>
          </draw:line>
          <draw:line draw:style-name="gr2" draw:text-style-name="P3" draw:layer="layout" svg:x1="3.001cm" svg:y1="3.886cm" svg:x2="4.501cm" svg:y2="3.286cm">
            <text:p/>
          </draw:line>
          <draw:line draw:style-name="gr2" draw:text-style-name="P3" draw:layer="layout" svg:x1="5.401cm" svg:y1="2.486cm" svg:x2="5.701cm" svg:y2="1.386cm">
            <text:p/>
          </draw:line>
        </draw:g>
        <draw:frame draw:style-name="gr7" draw:text-style-name="P7" draw:layer="layout" svg:width="9.4cm" svg:height="0.974cm" svg:x="6.3cm" svg:y="1.526cm">
          <draw:text-box>
            <text:p><text:span text:style-name="T3">[[0, 1], [0, 2], [0, 4], [1, 2], </text:span><text:span text:style-name="T1">[2, 3]]</text:span></text:p>
          </draw:text-box>
        </draw:frame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0, 1], [0, 2], [0, 4], [1, 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2], [0, 1, 3], 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8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9.45cm" svg:y="0.7cm">
          <draw:text-box>
            <text:p><text:span text:style-name="T4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0, 1, 1, 0, 1],</text:span></text:p>
            <text:p><text:span text:style-name="T3"><text:s/></text:span><text:span text:style-name="T3">[1, 0, 1, 0, 0],</text:span></text:p>
            <text:p><text:span text:style-name="T3"><text:s/></text:span><text:span text:style-name="T3">[1, 1, 0, 1, 0],</text:span></text:p>
            <text:p><text:span text:style-name="T3"><text:s/></text:span><text:span text:style-name="T3">[0, 0, 1, 0, 0],</text:span></text:p>
            <text:p><text:span text:style-name="T3"><text:s/></text:span><text:span text:style-name="T3">[1, 0, 0, 0, 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10" draw:layer="layout" svg:width="0.7cm" svg:height="0.827cm" svg:x="3.3cm" svg:y="1.172cm">
          <draw:text-box>
            <text:p><text:span text:style-name="T5"></text:span></text:p>
          </draw:text-box>
        </draw:frame>
        <draw:line draw:style-name="gr14" draw:text-style-name="P11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6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3.17cm" svg:y1="2.2cm" svg:x2="3.17cm" svg:y2="3.7cm">
          <text:p/>
        </draw:line>
        <draw:frame draw:style-name="gr13" draw:text-style-name="P10" draw:layer="layout" svg:width="0.7cm" svg:height="0.827cm" svg:x="3.3cm" svg:y="4.473cm">
          <draw:text-box>
            <text:p><text:span text:style-name="T5"></text:span></text:p>
          </draw:text-box>
        </draw:frame>
        <draw:line draw:style-name="gr14" draw:text-style-name="P11" draw:layer="layout" svg:x1="2.83cm" svg:y1="4.1cm" svg:x2="1.43cm" svg:y2="3.5cm">
          <text:p/>
        </draw:line>
        <draw:custom-shape draw:style-name="gr16" draw:text-style-name="P8" draw:layer="layout" svg:width="0.6cm" svg:height="0.6cm" svg:x="2.501cm" svg:y="2.301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6cm" svg:height="0.6cm" svg:x="2.102cm" svg:y="3.202cm">
          <text:p text:style-name="P1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4.11cm" svg:y1="1.8cm" svg:x2="6.1cm" svg:y2="1.9cm">
          <text:p/>
        </draw:line>
        <draw:custom-shape draw:style-name="gr16" draw:text-style-name="P8" draw:layer="layout" svg:width="0.6cm" svg:height="0.6cm" svg:x="5cm" svg:y="2.1cm">
          <text:p text:style-name="P1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0.7cm" svg:height="0.827cm" svg:x="0.6cm" svg:y="3.273cm">
          <draw:text-box>
            <text:p><text:span text:style-name="T5"></text:span></text:p>
          </draw:text-box>
        </draw:frame>
        <draw:frame draw:style-name="gr13" draw:text-style-name="P10" draw:layer="layout" svg:width="0.7cm" svg:height="0.827cm" svg:x="6.6cm" svg:y="1.275cm">
          <draw:text-box>
            <text:p><text:span text:style-name="T5"></text:span></text:p>
          </draw:text-box>
        </draw:frame>
        <draw:line draw:style-name="gr14" draw:text-style-name="P11" draw:layer="layout" svg:x1="1.244cm" svg:y1="3.914cm" svg:x2="2.644cm" svg:y2="4.514cm">
          <text:p/>
        </draw:line>
        <draw:line draw:style-name="gr14" draw:text-style-name="P11" draw:layer="layout" svg:x1="4.187cm" svg:y1="4.45cm" svg:x2="5.687cm" svg:y2="4.45cm">
          <text:p/>
        </draw:line>
        <draw:custom-shape draw:style-name="gr16" draw:text-style-name="P8" draw:layer="layout" svg:width="0.6cm" svg:height="0.6cm" svg:x="4.4cm" svg:y="3.78cm">
          <text:p text:style-name="P1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0.7cm" svg:height="0.827cm" svg:x="6.2cm" svg:y="4.474cm">
          <draw:text-box>
            <text:p><text:span text:style-name="T5"></text:span></text:p>
          </draw:text-box>
        </draw:frame>
        <draw:line draw:style-name="gr17" draw:text-style-name="P11" draw:layer="layout" svg:x1="4.13cm" svg:y1="1.8cm" svg:x2="6.33cm" svg:y2="3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7.5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3T14:01:46.976754196</dc:date>
    <meta:editing-duration>PT19H36M33S</meta:editing-duration>
    <meta:editing-cycles>143</meta:editing-cycles>
    <meta:generator>LibreOffice/6.4.6.2$Linux_X86_64 LibreOffice_project/40$Build-2</meta:generator>
    <meta:document-statistic meta:object-count="152"/>
  </office:meta>
</office:document-meta>
</file>